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ea398" officeooo:paragraph-rsid="000ea398"/>
    </style:style>
    <style:style style:name="P2" style:family="paragraph" style:parent-style-name="Standard">
      <style:text-properties officeooo:rsid="000ea398" officeooo:paragraph-rsid="001d892c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weight="normal" officeooo:rsid="002a22a4" officeooo:paragraph-rsid="002a22a4" style:font-weight-asian="normal" style:font-weight-complex="normal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P5" style:family="paragraph" style:parent-style-name="Preformatted_20_Text">
      <style:paragraph-properties fo:margin-left="0cm" fo:margin-right="0cm" fo:text-indent="0cm" style:auto-text-indent="false"/>
      <style:text-properties fo:font-size="9pt" fo:font-weight="normal" officeooo:rsid="002a22a4" officeooo:paragraph-rsid="002a22a4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normal" officeooo:rsid="00295b13" officeooo:paragraph-rsid="00295b13" style:font-weight-asian="normal" style:font-weight-complex="normal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weight="normal" officeooo:rsid="002a22a4" officeooo:paragraph-rsid="002a22a4" style:font-weight-asian="normal" style:font-weight-complex="normal"/>
    </style:style>
    <style:style style:name="P8" style:family="paragraph" style:parent-style-name="Standard">
      <style:paragraph-properties fo:margin-left="2.501cm" fo:margin-right="0cm" fo:text-indent="0cm" style:auto-text-indent="false"/>
      <style:text-properties officeooo:rsid="0027a3ae" officeooo:paragraph-rsid="0027a3ae"/>
    </style:style>
    <style:style style:name="P9" style:family="paragraph" style:parent-style-name="Standard">
      <style:paragraph-properties fo:margin-left="2.501cm" fo:margin-right="0cm" fo:text-indent="0cm" style:auto-text-indent="false"/>
      <style:text-properties fo:font-weight="normal" officeooo:rsid="00295b13" officeooo:paragraph-rsid="00295b13" style:font-weight-asian="normal" style:font-weight-complex="normal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officeooo:paragraph-rsid="0018c657"/>
    </style:style>
    <style:style style:name="P12" style:family="paragraph" style:parent-style-name="Standard" style:list-style-name="L1">
      <style:text-properties officeooo:paragraph-rsid="001b78a5"/>
    </style:style>
    <style:style style:name="P13" style:family="paragraph" style:parent-style-name="Standard" style:list-style-name="L1">
      <style:text-properties officeooo:paragraph-rsid="001b43ba"/>
    </style:style>
    <style:style style:name="P14" style:family="paragraph" style:parent-style-name="Standard" style:list-style-name="L1">
      <style:text-properties officeooo:paragraph-rsid="001b683b"/>
    </style:style>
    <style:style style:name="P15" style:family="paragraph" style:parent-style-name="Standard" style:list-style-name="L1">
      <style:text-properties officeooo:paragraph-rsid="001d47b9"/>
    </style:style>
    <style:style style:name="P16" style:family="paragraph" style:parent-style-name="Standard" style:list-style-name="L1">
      <style:text-properties fo:font-size="14pt" fo:font-weight="bold" officeooo:rsid="000ea398" officeooo:paragraph-rsid="000ea398" style:font-size-asian="14pt" style:font-weight-asian="bold" style:font-size-complex="14pt" style:font-weight-complex="bold"/>
    </style:style>
    <style:style style:name="P17" style:family="paragraph" style:parent-style-name="Standard" style:list-style-name="L1">
      <style:text-properties fo:font-size="14pt" fo:font-weight="bold" officeooo:rsid="000ea398" officeooo:paragraph-rsid="001d892c" style:font-size-asian="14pt" style:font-weight-asian="bold" style:font-size-complex="14pt" style:font-weight-complex="bold"/>
    </style:style>
    <style:style style:name="P18" style:family="paragraph" style:parent-style-name="Standard" style:list-style-name="L1">
      <style:text-properties fo:font-weight="bold" officeooo:rsid="000ea398" officeooo:paragraph-rsid="000ea398" style:font-weight-asian="bold" style:font-weight-complex="bold"/>
    </style:style>
    <style:style style:name="P19" style:family="paragraph" style:parent-style-name="Standard" style:list-style-name="L1">
      <style:text-properties fo:font-weight="bold" officeooo:rsid="000ea398" officeooo:paragraph-rsid="001d892c" style:font-weight-asian="bold" style:font-weight-complex="bold"/>
    </style:style>
    <style:style style:name="P20" style:family="paragraph" style:parent-style-name="Standard" style:list-style-name="L1">
      <style:text-properties fo:font-weight="bold" officeooo:rsid="000ea398" officeooo:paragraph-rsid="001cc955" style:font-weight-asian="bold" style:font-weight-complex="bold"/>
    </style:style>
    <style:style style:name="P21" style:family="paragraph" style:parent-style-name="Standard" style:list-style-name="L1">
      <style:text-properties fo:font-weight="bold" officeooo:rsid="000ea398" officeooo:paragraph-rsid="001d47b9" style:font-weight-asian="bold" style:font-weight-complex="bold"/>
    </style:style>
    <style:style style:name="P22" style:family="paragraph" style:parent-style-name="Standard" style:list-style-name="L1">
      <style:text-properties officeooo:rsid="000ea398" officeooo:paragraph-rsid="001d892c"/>
    </style:style>
    <style:style style:name="P23" style:family="paragraph" style:parent-style-name="Standard" style:list-style-name="L1">
      <style:text-properties officeooo:rsid="000ea398" officeooo:paragraph-rsid="000fa951"/>
    </style:style>
    <style:style style:name="P24" style:family="paragraph" style:parent-style-name="Standard" style:list-style-name="L1">
      <style:text-properties officeooo:rsid="000ea398" officeooo:paragraph-rsid="002b0a66"/>
    </style:style>
    <style:style style:name="P25" style:family="paragraph" style:parent-style-name="Standard" style:list-style-name="L1">
      <style:text-properties officeooo:rsid="000ea398" officeooo:paragraph-rsid="0022a122"/>
    </style:style>
    <style:style style:name="P26" style:family="paragraph" style:parent-style-name="Standard" style:list-style-name="L1">
      <style:text-properties officeooo:rsid="000ea398" officeooo:paragraph-rsid="0020cd38"/>
    </style:style>
    <style:style style:name="P27" style:family="paragraph" style:parent-style-name="Standard" style:list-style-name="L1">
      <style:text-properties officeooo:rsid="000ea398" officeooo:paragraph-rsid="002415eb"/>
    </style:style>
    <style:style style:name="P28" style:family="paragraph" style:parent-style-name="Standard" style:list-style-name="L1">
      <style:text-properties officeooo:rsid="000ea398" officeooo:paragraph-rsid="0025ef05"/>
    </style:style>
    <style:style style:name="P29" style:family="paragraph" style:parent-style-name="Standard" style:list-style-name="L1">
      <style:text-properties officeooo:rsid="000ea398" officeooo:paragraph-rsid="0027a3ae"/>
    </style:style>
    <style:style style:name="P30" style:family="paragraph" style:parent-style-name="Standard" style:list-style-name="L1">
      <style:text-properties officeooo:rsid="002b0a66" officeooo:paragraph-rsid="002b0a66"/>
    </style:style>
    <style:style style:name="P31" style:family="paragraph" style:parent-style-name="Standard" style:list-style-name="L1">
      <style:text-properties officeooo:rsid="000fa951" officeooo:paragraph-rsid="000fa951"/>
    </style:style>
    <style:style style:name="P32" style:family="paragraph" style:parent-style-name="Standard" style:list-style-name="L1">
      <style:text-properties officeooo:rsid="000fa951" officeooo:paragraph-rsid="0027a3ae"/>
    </style:style>
    <style:style style:name="P33" style:family="paragraph" style:parent-style-name="Standard" style:list-style-name="L1">
      <style:text-properties fo:font-weight="normal" officeooo:rsid="0022a122" officeooo:paragraph-rsid="0022a122" style:font-weight-asian="normal" style:font-weight-complex="normal"/>
    </style:style>
    <style:style style:name="P34" style:family="paragraph" style:parent-style-name="Standard" style:list-style-name="L1">
      <style:text-properties fo:font-weight="normal" officeooo:rsid="000ea398" officeooo:paragraph-rsid="002b0a66" style:font-weight-asian="normal" style:font-weight-complex="normal"/>
    </style:style>
    <style:style style:name="P35" style:family="paragraph" style:parent-style-name="Standard" style:list-style-name="L1">
      <style:text-properties fo:font-weight="normal" officeooo:rsid="000ea398" officeooo:paragraph-rsid="001cc955" style:font-weight-asian="normal" style:font-weight-complex="normal"/>
    </style:style>
    <style:style style:name="P36" style:family="paragraph" style:parent-style-name="Standard" style:list-style-name="L1">
      <style:text-properties fo:font-weight="normal" officeooo:rsid="001cc955" officeooo:paragraph-rsid="001cc955" style:font-weight-asian="normal" style:font-weight-complex="normal"/>
    </style:style>
    <style:style style:name="P37" style:family="paragraph" style:parent-style-name="Standard" style:list-style-name="L1">
      <style:text-properties fo:font-weight="normal" officeooo:rsid="001b683b" officeooo:paragraph-rsid="001d47b9" style:font-weight-asian="normal" style:font-weight-complex="normal"/>
    </style:style>
    <style:style style:name="P38" style:family="paragraph" style:parent-style-name="Standard" style:list-style-name="L1">
      <style:text-properties fo:font-weight="normal" officeooo:rsid="001d47b9" officeooo:paragraph-rsid="001d47b9" style:font-weight-asian="normal" style:font-weight-complex="normal"/>
    </style:style>
    <style:style style:name="P39" style:family="paragraph" style:parent-style-name="Standard" style:list-style-name="L1">
      <style:text-properties fo:font-weight="normal" officeooo:rsid="001d47b9" officeooo:paragraph-rsid="001d892c" style:font-weight-asian="normal" style:font-weight-complex="normal"/>
    </style:style>
    <style:style style:name="P40" style:family="paragraph" style:parent-style-name="Standard" style:list-style-name="L2">
      <style:text-properties officeooo:rsid="0027a3ae" officeooo:paragraph-rsid="0027a3ae"/>
    </style:style>
    <style:style style:name="P41" style:family="paragraph" style:parent-style-name="Standard" style:list-style-name="L3">
      <style:text-properties officeooo:rsid="0027a3ae" officeooo:paragraph-rsid="0027a3ae"/>
    </style:style>
    <style:style style:name="P42" style:family="paragraph" style:parent-style-name="Standard" style:list-style-name="L4">
      <style:text-properties officeooo:rsid="0027a3ae" officeooo:paragraph-rsid="0027a3ae"/>
    </style:style>
    <style:style style:name="P43" style:family="paragraph" style:parent-style-name="Standard" style:list-style-name="L1">
      <style:text-properties officeooo:rsid="001a9113" officeooo:paragraph-rsid="001a9113"/>
    </style:style>
    <style:style style:name="P44" style:family="paragraph" style:parent-style-name="Standard" style:list-style-name="L1">
      <style:text-properties fo:color="#ff0000"/>
    </style:style>
    <style:style style:name="P45" style:family="paragraph" style:parent-style-name="Standard" style:list-style-name="L1">
      <style:text-properties officeooo:rsid="001b683b" officeooo:paragraph-rsid="001b683b"/>
    </style:style>
    <style:style style:name="P46" style:family="paragraph" style:parent-style-name="Standard" style:list-style-name="L1">
      <style:text-properties officeooo:rsid="001b78a5" officeooo:paragraph-rsid="001b78a5"/>
    </style:style>
    <style:style style:name="P47" style:family="paragraph" style:parent-style-name="Standard" style:list-style-name="L1">
      <style:text-properties officeooo:rsid="001d47b9" officeooo:paragraph-rsid="001d47b9"/>
    </style:style>
    <style:style style:name="P48" style:family="paragraph" style:parent-style-name="Standard" style:list-style-name="L1">
      <style:text-properties officeooo:rsid="00295b13" officeooo:paragraph-rsid="00295b13"/>
    </style:style>
    <style:style style:name="P49" style:family="paragraph" style:parent-style-name="Standard" style:list-style-name="L1">
      <style:text-properties officeooo:rsid="00295b13" officeooo:paragraph-rsid="002a22a4"/>
    </style:style>
    <style:style style:name="P50" style:family="paragraph" style:parent-style-name="Standard" style:list-style-name="L1">
      <style:text-properties fo:color="#009900" fo:font-weight="bold" style:font-weight-asian="bold" style:font-weight-complex="bold"/>
    </style:style>
    <style:style style:name="P51" style:family="paragraph" style:parent-style-name="Standard" style:list-style-name="L1">
      <style:paragraph-properties fo:margin-left="1.251cm" fo:margin-right="0cm" fo:text-indent="0cm" style:auto-text-indent="false"/>
      <style:text-properties officeooo:rsid="000ea398" officeooo:paragraph-rsid="002415eb"/>
    </style:style>
    <style:style style:name="P52" style:family="paragraph" style:parent-style-name="Standard">
      <style:paragraph-properties fo:margin-left="1.251cm" fo:margin-right="0cm" fo:text-indent="0cm" style:auto-text-indent="false"/>
      <style:text-properties fo:font-weight="normal" officeooo:rsid="002a22a4" officeooo:paragraph-rsid="002a22a4" style:font-weight-asian="normal" style:font-weight-complex="normal"/>
    </style:style>
    <style:style style:name="P53" style:family="paragraph" style:parent-style-name="Standard">
      <style:paragraph-properties fo:margin-left="1.251cm" fo:margin-right="0cm" fo:text-indent="0cm" style:auto-text-indent="false"/>
      <style:text-properties officeooo:paragraph-rsid="002a22a4"/>
    </style:style>
    <style:style style:name="P54" style:family="paragraph" style:parent-style-name="Standard" style:list-style-name="L1">
      <style:paragraph-properties fo:margin-left="2.501cm" fo:margin-right="0cm" fo:text-indent="-0.635cm" style:auto-text-indent="false"/>
      <style:text-properties fo:font-weight="normal" officeooo:rsid="001cc955" officeooo:paragraph-rsid="00295b13" style:font-weight-asian="normal" style:font-weight-complex="normal"/>
    </style:style>
    <style:style style:name="P55" style:family="paragraph" style:parent-style-name="Standard" style:list-style-name="L1">
      <style:paragraph-properties fo:margin-left="2.501cm" fo:margin-right="0cm" fo:text-indent="-0.635cm" style:auto-text-indent="false"/>
      <style:text-properties fo:font-weight="normal" officeooo:rsid="001d47b9" officeooo:paragraph-rsid="00295b13" style:font-weight-asian="normal" style:font-weight-complex="normal"/>
    </style:style>
    <style:style style:name="P56" style:family="paragraph" style:parent-style-name="Preformatted_20_Text" style:list-style-name="L1">
      <style:text-properties style:use-window-font-color="true" style:font-name="Liberation Serif" fo:font-size="12pt" officeooo:rsid="001a9113" officeooo:paragraph-rsid="001a9113" style:font-size-asian="12pt" style:font-size-complex="12pt"/>
    </style:style>
    <style:style style:name="P57" style:family="paragraph" style:parent-style-name="Preformatted_20_Text" style:list-style-name="L1">
      <style:paragraph-properties fo:margin-top="0cm" fo:margin-bottom="0cm" loext:contextual-spacing="false"/>
      <style:text-properties style:use-window-font-color="true" style:font-name="Liberation Serif" fo:font-size="12pt" officeooo:rsid="001a9113" officeooo:paragraph-rsid="001a9113" style:font-size-asian="12pt" style:font-size-complex="12pt"/>
    </style:style>
    <style:style style:name="P58" style:family="paragraph" style:parent-style-name="Preformatted_20_Text" style:list-style-name="L1">
      <style:paragraph-properties fo:margin-top="0cm" fo:margin-bottom="0cm" loext:contextual-spacing="false"/>
      <style:text-properties style:use-window-font-color="true" style:font-name="Liberation Serif" fo:font-size="12pt" officeooo:rsid="001a9113" officeooo:paragraph-rsid="00295b13" style:font-size-asian="12pt" style:font-size-complex="12pt"/>
    </style:style>
    <style:style style:name="P59" style:family="paragraph" style:parent-style-name="Preformatted_20_Text" style:list-style-name="L1">
      <style:paragraph-properties fo:margin-top="0cm" fo:margin-bottom="0cm" loext:contextual-spacing="false"/>
      <style:text-properties fo:color="#000099" style:font-name="Liberation Serif" fo:font-size="12pt" officeooo:rsid="001a9113" officeooo:paragraph-rsid="001a9113" style:font-name-asian="Nimbus Mono L" style:font-size-asian="12pt" style:font-name-complex="Liberation Mono" style:font-size-complex="12pt"/>
    </style:style>
    <style:style style:name="P60" style:family="paragraph" style:parent-style-name="Preformatted_20_Text" style:list-style-name="L1">
      <style:paragraph-properties fo:margin-top="0cm" fo:margin-bottom="0cm" loext:contextual-spacing="false"/>
      <style:text-properties fo:font-variant="normal" fo:text-transform="none" fo:color="#000099" style:font-name="Liberation Serif" fo:font-size="12pt" fo:letter-spacing="normal" fo:font-style="normal" fo:font-weight="normal" officeooo:rsid="001a9113" officeooo:paragraph-rsid="001a9113" style:font-name-asian="Nimbus Mono L" style:font-size-asian="12pt" style:font-name-complex="Liberation Mono" style:font-size-complex="12pt"/>
    </style:style>
    <style:style style:name="T1" style:family="text">
      <style:text-properties officeooo:rsid="0018c657"/>
    </style:style>
    <style:style style:name="T2" style:family="text">
      <style:text-properties fo:color="#009900" fo:font-weight="bold" style:font-weight-asian="bold" style:font-weight-complex="bold"/>
    </style:style>
    <style:style style:name="T3" style:family="text">
      <style:text-properties fo:color="#009900" fo:font-weight="bold" officeooo:rsid="000fa951" style:font-weight-asian="bold" style:font-weight-complex="bold"/>
    </style:style>
    <style:style style:name="T4" style:family="text">
      <style:text-properties fo:color="#009900" fo:font-weight="bold" officeooo:rsid="0018c657" style:font-weight-asian="bold" style:font-weight-complex="bold"/>
    </style:style>
    <style:style style:name="T5" style:family="text">
      <style:text-properties fo:color="#009900" fo:font-weight="bold" officeooo:rsid="001b43ba" style:font-weight-asian="bold" style:font-weight-complex="bold"/>
    </style:style>
    <style:style style:name="T6" style:family="text">
      <style:text-properties fo:color="#009900" fo:font-weight="bold" officeooo:rsid="001b683b" style:font-weight-asian="bold" style:font-weight-complex="bold"/>
    </style:style>
    <style:style style:name="T7" style:family="text">
      <style:text-properties fo:color="#009900" fo:font-weight="bold" officeooo:rsid="001d47b9" style:font-weight-asian="bold" style:font-weight-complex="bold"/>
    </style:style>
    <style:style style:name="T8" style:family="text">
      <style:text-properties fo:color="#009900" fo:font-weight="bold" officeooo:rsid="001d892c" style:font-weight-asian="bold" style:font-weight-complex="bold"/>
    </style:style>
    <style:style style:name="T9" style:family="text">
      <style:text-properties fo:color="#009900" fo:font-weight="bold" officeooo:rsid="0020cd38" style:font-weight-asian="bold" style:font-weight-complex="bold"/>
    </style:style>
    <style:style style:name="T10" style:family="text">
      <style:text-properties fo:color="#009900" fo:font-weight="bold" officeooo:rsid="0022a122" style:font-weight-asian="bold" style:font-weight-complex="bold"/>
    </style:style>
    <style:style style:name="T11" style:family="text">
      <style:text-properties fo:color="#009900" fo:font-weight="bold" officeooo:rsid="002415eb" style:font-weight-asian="bold" style:font-weight-complex="bold"/>
    </style:style>
    <style:style style:name="T12" style:family="text">
      <style:text-properties fo:color="#009900" fo:font-weight="bold" officeooo:rsid="0025ef05" style:font-weight-asian="bold" style:font-weight-complex="bold"/>
    </style:style>
    <style:style style:name="T13" style:family="text">
      <style:text-properties fo:color="#009900" fo:font-weight="bold" officeooo:rsid="0027a3ae" style:font-weight-asian="bold" style:font-weight-complex="bold"/>
    </style:style>
    <style:style style:name="T14" style:family="text">
      <style:text-properties fo:color="#009900" fo:font-weight="bold" officeooo:rsid="002b0a66" style:font-weight-asian="bold" style:font-weight-complex="bold"/>
    </style:style>
    <style:style style:name="T15" style:family="text">
      <style:text-properties fo:color="#009900" officeooo:rsid="001d47b9"/>
    </style:style>
    <style:style style:name="T16" style:family="text">
      <style:text-properties fo:color="#009900" officeooo:rsid="001d892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ea398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c0c0c0"/>
    </style:style>
    <style:style style:name="T21" style:family="text">
      <style:text-properties fo:font-variant="normal" fo:text-transform="none" fo:letter-spacing="normal" fo:font-style="normal" fo:font-weight="normal"/>
    </style:style>
    <style:style style:name="T22" style:family="text">
      <style:text-properties fo:font-variant="normal" fo:text-transform="none" fo:color="#000099" fo:letter-spacing="normal" fo:font-style="normal" fo:font-weight="normal" style:font-name-asian="Nimbus Mono L" style:font-name-complex="Liberation Mono"/>
    </style:style>
    <style:style style:name="T23" style:family="text">
      <style:text-properties officeooo:rsid="001b43ba"/>
    </style:style>
    <style:style style:name="T24" style:family="text">
      <style:text-properties fo:color="#000099"/>
    </style:style>
    <style:style style:name="T25" style:family="text">
      <style:text-properties fo:color="#000099" style:font-name-asian="Nimbus Mono L" style:font-name-complex="Liberation Mono"/>
    </style:style>
    <style:style style:name="T26" style:family="text">
      <style:text-properties officeooo:rsid="001b683b"/>
    </style:style>
    <style:style style:name="T27" style:family="text">
      <style:text-properties officeooo:rsid="001b78a5"/>
    </style:style>
    <style:style style:name="T28" style:family="text">
      <style:text-properties officeooo:rsid="001cc955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1d47b9" style:font-weight-asian="normal" style:font-weight-complex="normal"/>
    </style:style>
    <style:style style:name="T31" style:family="text">
      <style:text-properties fo:font-weight="normal" officeooo:rsid="001b683b" style:font-weight-asian="normal" style:font-weight-complex="normal"/>
    </style:style>
    <style:style style:name="T32" style:family="text">
      <style:text-properties fo:font-weight="normal" officeooo:rsid="000ea398" style:font-weight-asian="normal" style:font-weight-complex="normal"/>
    </style:style>
    <style:style style:name="T33" style:family="text">
      <style:text-properties fo:font-weight="normal" officeooo:rsid="001d892c" style:font-weight-asian="normal" style:font-weight-complex="normal"/>
    </style:style>
    <style:style style:name="T34" style:family="text">
      <style:text-properties fo:font-weight="normal" officeooo:rsid="0022a122" style:font-weight-asian="normal" style:font-weight-complex="normal"/>
    </style:style>
    <style:style style:name="T35" style:family="text">
      <style:text-properties fo:font-weight="normal" officeooo:rsid="002b0a66" style:font-weight-asian="normal" style:font-weight-complex="normal"/>
    </style:style>
    <style:style style:name="T36" style:family="text">
      <style:text-properties fo:font-weight="normal" officeooo:rsid="002b197e" style:font-weight-asian="normal" style:font-weight-complex="normal"/>
    </style:style>
    <style:style style:name="T37" style:family="text">
      <style:text-properties officeooo:rsid="001d47b9"/>
    </style:style>
    <style:style style:name="T38" style:family="text">
      <style:text-properties officeooo:rsid="001d892c"/>
    </style:style>
    <style:style style:name="T39" style:family="text">
      <style:text-properties officeooo:rsid="000fa951"/>
    </style:style>
    <style:style style:name="T40" style:family="text">
      <style:text-properties officeooo:rsid="00295b13"/>
    </style:style>
    <style:style style:name="T41" style:family="text">
      <style:text-properties fo:color="#0080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21981474959086520" text:style-name="L1">
        <text:list-item>
          <text:p text:style-name="P16">Port Settings</text:p>
          <text:p text:style-name="P18"/>
          <text:list>
            <text:list-item>
              <text:p text:style-name="P22"><text:span text:style-name="T3">Baud rate, Data bit's, Stop bit's, Parity, Flow control</text:span> (handshake) <text:span text:style-name="T38">m</text:span>ust match exactly settings in your CNC control otherwise nothing or unreadable characters will be received. </text:p>
              <text:p text:style-name="P23"/>
            </text:list-item>
            <text:list-item>
              <text:p text:style-name="P22"><text:span text:style-name="T3">XON/XOFF</text:span> <text:span text:style-name="T39">– C</text:span>haracters are used only in EdytorNC (they are not passed to serial port) and if set they work in all Flow control modes.</text:p>
              <text:p text:style-name="P30">XON:</text:p>
              <text:list>
                <text:list-header>
                  <text:p text:style-name="P30">DC1 - 17 Dec. 0x11 Hex.</text:p>
                  <text:p text:style-name="P30">DC2 - 18 Dec. 0x12 Hex.</text:p>
                </text:list-header>
              </text:list>
              <text:p text:style-name="P30">XOFF:</text:p>
              <text:list text:continue-numbering="true">
                <text:list-header>
                  <text:p text:style-name="P30">DC3 - 19 Dec. 0x13 Hex.</text:p>
                  <text:p text:style-name="P30">DC4 - 20 Dec. 0x14 Hex.</text:p>
                  <text:p text:style-name="P24"/>
                </text:list-header>
              </text:list>
            </text:list-item>
            <text:list-item>
              <text:p text:style-name="P31"><text:span text:style-name="T2">Auto close transmission dialogue</text:span> – <text:span text:style-name="T38">After sending or receiving dialogue will be closed automatically after this time.</text:span></text:p>
            </text:list-item>
          </text:list>
        </text:list-item>
      </text:list>
      <text:p text:style-name="P1"/>
      <text:p text:style-name="P1"/>
      <text:list xml:id="list160444127127979" text:continue-numbering="true" text:style-name="L1">
        <text:list-item>
          <text:p text:style-name="P17">Options – receiving</text:p>
          <text:p text:style-name="P19"/>
          <text:list>
            <text:list-item>
              <text:p text:style-name="P22"><text:span text:style-name="T8">Remove white space at end of line</text:span><text:span text:style-name="T39"> – Remove white space added by some CNC controls at end of line.</text:span></text:p>
              <text:p text:style-name="P22"/>
            </text:list-item>
            <text:list-item>
              <text:p text:style-name="P22"><text:span text:style-name="T8">Remove empty lines</text:span><text:span text:style-name="T39"> – Remove empty lines.</text:span></text:p>
              <text:p text:style-name="P22"/>
            </text:list-item>
            <text:list-item>
              <text:p text:style-name="P22"><text:span text:style-name="T8">Delete control chars</text:span><text:span text:style-name="T39"> – Remove </text:span><text:a xlink:type="simple" xlink:href="https://en.wikipedia.org/wiki/ASCII" text:style-name="Internet_20_link" text:visited-style-name="Visited_20_Internet_20_Link"><text:span text:style-name="T39">ASCII</text:span></text:a><text:span text:style-name="T39"> </text:span><text:a xlink:type="simple" xlink:href="https://en.wikipedia.org/wiki/ASCII#ASCII_control_characters" text:style-name="Internet_20_link" text:visited-style-name="Visited_20_Internet_20_Link"><text:span text:style-name="T39">control characters</text:span></text:a><text:span text:style-name="T39"> (usually not printable).</text:span></text:p>
            </text:list-item>
          </text:list>
        </text:list-item>
      </text:list>
      <text:p text:style-name="P2"/>
      <text:list xml:id="list160444151446282" text:continue-numbering="true" text:style-name="L1">
        <text:list-item>
          <text:list>
            <text:list-item>
              <text:p text:style-name="P25"><text:span text:style-name="T10">End of receiving</text:span><text:span text:style-name="T39"> – Receiving will be ended and received data become processed and/or auto close timer will be started when (which one first):</text:span></text:p>
              <text:list>
                <text:list-item>
                  <text:p text:style-name="P26"><text:span text:style-name="T9">Time out</text:span><text:span text:style-name="T39"> – This timer is started after receiving first character and it is reset every next character received. If transmission stops for time longer than set receiving will be ended.</text:span></text:p>
                </text:list-item>
                <text:list-item>
                  <text:p text:style-name="P25"><text:span text:style-name="T10">End of program characters</text:span><text:span text:style-name="T39"> – </text:span><text:a xlink:type="simple" xlink:href="http://doc.qt.io/qt-5/qregexp.html" text:style-name="Internet_20_link" text:visited-style-name="Visited_20_Internet_20_Link"><text:span text:style-name="T30">Regular expression</text:span></text:a><text:span text:style-name="T30"> </text:span><text:span text:style-name="T34">used to detect end of program.</text:span></text:p>
                  <text:p text:style-name="P33">Example:</text:p>
                  <text:p text:style-name="P33">(M30|M02|M2|M99)[\n\r\s]{1,}%</text:p>
                  <text:p text:style-name="P33"/>
                </text:list-item>
              </text:list>
            </text:list-item>
            <text:list-item>
              <text:p text:style-name="P34"><text:span text:style-name="T14">Send XON at start</text:span><text:span text:style-name="T39"> – Sends XON character to initiate sending from CNC.</text:span></text:p>
            </text:list-item>
          </text:list>
        </text:list-item>
      </text:list>
      <text:p text:style-name="P1"/>
      <text:p text:style-name="P1"/>
      <text:list xml:id="list160443772186231" text:continue-numbering="true" text:style-name="L1">
        <text:list-item>
          <text:p text:style-name="P16">Options – sending</text:p>
        </text:list-item>
      </text:list>
      <text:p text:style-name="P1"/>
      <text:list xml:id="list160443318350799" text:continue-numbering="true" text:style-name="L1">
        <text:list-item>
          <text:list>
            <text:list-item>
              <text:p text:style-name="P27"><text:span text:style-name="T11">Start delay</text:span><text:span text:style-name="T39"> – Before sending program waits for (which one first):</text:span></text:p>
              <text:list>
                <text:list-item>
                  <text:p text:style-name="P27"><text:span text:style-name="T11">Wait for CTS</text:span><text:span text:style-name="T39"> – Wait for hardware Clear To Send signal.</text:span></text:p>
                </text:list-item>
                <text:list-item>
                  <text:p text:style-name="P27"><text:span text:style-name="T11">Wait for XON</text:span><text:span text:style-name="T39"> – Wait for XON character.</text:span></text:p>
                </text:list-item>
                <text:list-item>
                  <text:p text:style-name="P28"><text:span text:style-name="T11">Start sending after </text:span><text:span text:style-name="T39"><text:s/>– Waiting for the time to expire.</text:span></text:p>
                </text:list-item>
              </text:list>
              <text:p text:style-name="P51"/>
            </text:list-item>
            <text:list-item>
              <text:p text:style-name="P29"><text:span text:style-name="T12">Send at start</text:span><text:span text:style-name="T39"> – Add text at the beginning of the file.</text:span></text:p>
              <text:p text:style-name="P32">You can write here:</text:p>
            </text:list-item>
          </text:list>
        </text:list-item>
      </text:list>
      <text:list xml:id="list8112797247940409069" text:style-name="L2">
        <text:list-item>
          <text:p text:style-name="P40">Plain text</text:p>
        </text:list-item>
      </text:list>
      <text:list xml:id="list718906035810744068" text:style-name="L3">
        <text:list-item>
          <text:p text:style-name="P41"><text:soft-page-break/>Hex codes of ASCII characters.</text:p>
        </text:list-item>
      </text:list>
      <text:p text:style-name="P8"><text:tab/>Example: </text:p>
      <text:p text:style-name="P8"><text:tab/>% 0x0A 0x0D - % and new line characters</text:p>
      <text:p text:style-name="P8"><text:tab/>0x20 0x0A 0x0D – space character and new line characters</text:p>
      <text:p text:style-name="P8"><text:tab/>Space and control characters can only be written as hex numbers:</text:p>
      <text:p text:style-name="P8"><text:tab/>0x20 (space), 0x13 (XOFF), 0x11 (XON)...</text:p>
      <text:list xml:id="list2304965310415139673" text:style-name="L4">
        <text:list-item>
          <text:p text:style-name="P42">Special characters codes can be used:</text:p>
        </text:list-item>
      </text:list>
      <text:p text:style-name="P8"><text:tab/>LF – Line Feed also Carrige Return (replaced later by end of block characters)</text:p>
      <text:p text:style-name="P8"><text:tab/>SP – <text:tab/>Space</text:p>
      <text:p text:style-name="P8"><text:tab/>TAB – Tabulation</text:p>
      <text:p text:style-name="P8"><text:tab/>FN – <text:tab/>File name without extension</text:p>
      <text:p text:style-name="P8"><text:tab/>FE – <text:tab/>File name Extension (part after dot)</text:p>
      <text:p text:style-name="P8"><text:tab/>FA – <text:tab/>File name extension Appended at end of file name (part after _ character and before dot)</text:p>
      <text:list xml:id="list160444772680618" text:continue-list="list160443318350799" text:style-name="L1">
        <text:list-item>
          <text:list>
            <text:list-header>
              <text:p text:style-name="P27"/>
            </text:list-header>
            <text:list-item>
              <text:p text:style-name="P28"><text:span text:style-name="T12">Send at end</text:span><text:span text:style-name="T39"> – Add text at the end of the file.</text:span></text:p>
              <text:p text:style-name="P27"/>
            </text:list-item>
            <text:list-item>
              <text:p text:style-name="P27"><text:span text:style-name="T12">End of block characters</text:span><text:span text:style-name="T39"> – Select end of block (line) characters.</text:span></text:p>
              <text:p text:style-name="P27"/>
            </text:list-item>
            <text:list-item>
              <text:p text:style-name="P27"><text:span text:style-name="T13">Delay before sending next block</text:span><text:span text:style-name="T39"> – Wait set time before sending next program block (line). Useful for slow CNC controls.</text:span></text:p>
              <text:p text:style-name="P27"/>
            </text:list-item>
            <text:list-item>
              <text:p text:style-name="P27"><text:span text:style-name="T13">Send time out</text:span><text:span text:style-name="T39"> – After this time transmission will be cancelled. Timer starts after sending first character.</text:span></text:p>
              <text:p text:style-name="P27"/>
            </text:list-item>
            <text:list-item>
              <text:p text:style-name="P27"><text:span text:style-name="T8">Remove </text:span><text:span text:style-name="T13">characters before %</text:span><text:span text:style-name="T39"> – Remove characters from beginning of the file to percent sign.</text:span></text:p>
              <text:p text:style-name="P27"/>
            </text:list-item>
          </text:list>
        </text:list-item>
      </text:list>
      <text:p text:style-name="P1"/>
      <text:p text:style-name="P1"/>
      <text:list xml:id="list160443811875978" text:continue-numbering="true" text:style-name="L1">
        <text:list-item>
          <text:p text:style-name="P16">Auto save</text:p>
          <text:p text:style-name="P18"/>
          <text:p text:style-name="P10">This function is used to auto<text:span text:style-name="T1">matically</text:span> save received program.</text:p>
          <text:p text:style-name="P10"/>
          <text:list>
            <text:list-item>
              <text:p text:style-name="P10"><text:span text:style-name="T2">Save path</text:span><text:span text:style-name="T17"> </text:span>– <text:span text:style-name="T23">S</text:span>et path to directory where received files will be saved. It is recommended to use different path than <text:span text:style-name="T1">for</text:span> files to send.</text:p>
              <text:p text:style-name="P10"/>
            </text:list-item>
            <text:list-item>
              <text:p text:style-name="P10"><text:span text:style-name="T4">Default</text:span><text:span text:style-name="T2"> extension</text:span> – <text:span text:style-name="T23">D</text:span>efault file extension for saved files</text:p>
              <text:p text:style-name="P10"/>
            </text:list-item>
            <text:list-item>
              <text:p text:style-name="P10"><text:span text:style-name="T4">Build-in</text:span><text:span text:style-name="T2"> name </text:span><text:span text:style-name="T4">detection</text:span> – <text:span text:style-name="T23">P</text:span>rogram name will be <text:span text:style-name="T23">detected using build-in expressions and then </text:span>used as file name.</text:p>
              <text:p text:style-name="P43">Regular expressions used:</text:p>
              <text:list>
                <text:list-item>
                  <text:p text:style-name="P56"><text:span text:style-name="T24">New SINUMERIK (like 840D)</text:span> <text:s text:c="4"/></text:p>
                  <text:p text:style-name="P56">%_N_[a-zA-Z0-9_]{1,31}_(MPF|SPF|TEA|COM|PLC|DEF|INI)</text:p>
                </text:list-item>
                <text:list-item>
                  <text:p text:style-name="P57"><text:span text:style-name="T25">OKUMA OSP</text:span> </text:p>
                  <text:p text:style-name="P57">\$[A-Z]{1,1}[A-Z0-9_-]{1,}\.(MIN|SSB|SDF|TOP|LIB|SUB|MSB)[%]{0,1}</text:p>
                </text:list-item>
                <text:list-item>
                  <text:p text:style-name="P58"><text:span text:style-name="T25">Fanuc</text:span> (<text:span text:style-name="T40">colon character (:) is always replaced by letter 'O'</text:span>)</text:p>
                  <text:p text:style-name="P57">(?:\n|\r)(O|:)[0-9]{1,}</text:p>
                </text:list-item>
                <text:list-item>
                  <text:p text:style-name="P57"><text:span text:style-name="T25">Old Sinumerik (like 810M)</text:span> <text:s/></text:p>
                  <text:p text:style-name="P57">%\b(MPF|SPF|TEA)[\s]{0,3}[0-9]{1,4}\b</text:p>
                </text:list-item>
                <text:list-item>
                  <text:p text:style-name="P59"><text:soft-page-break/><text:span text:style-name="T21">HEIDENHAIN</text:span> ISO</text:p>
                  <text:p text:style-name="P57">%[a-zA-Z0-9_]{1,30}(\s)</text:p>
                </text:list-item>
                <text:list-item>
                  <text:p text:style-name="P60">HEIDENHAIN</text:p>
                  <text:p text:style-name="P57">(BEGIN)(\sPGM\s)[a-zA-Z0-9_-+*]{1,}(\sMM|\sINCH)</text:p>
                </text:list-item>
                <text:list-item>
                  <text:p text:style-name="P57"><text:span text:style-name="T22">Philips</text:span><text:span text:style-name="T25"> </text:span><text:s text:c="7"/></text:p>
                  <text:p text:style-name="P57">%PM[\s]{1,}N[0-9]{4,4}</text:p>
                  <text:p text:style-name="P44"/>
                </text:list-item>
              </text:list>
            </text:list-item>
            <text:list-item>
              <text:p text:style-name="P11"><text:span text:style-name="T2">User expression</text:span> – <text:s/><text:span text:style-name="T23">User defined expression is used </text:span>to find <text:span text:style-name="T23">file </text:span>name in program (e.g. <text:span text:style-name="T1">written in comment (O1234.CNC))</text:span>.</text:p>
              <text:p text:style-name="P45">Examples:</text:p>
              <text:list>
                <text:list-item>
                  <text:p text:style-name="P45">Fanuc like program name <text:span text:style-name="T27">(e.g. O1234 or :1234) four digits long</text:span> <text:span text:style-name="T27">with extension (e.g. .NC or .A or .B) </text:span>written in parenthesis </text:p>
                  <text:p text:style-name="P45">\((O|:){0,1}[0-9]{4,4}\.(NC|A|B){1,1}\)</text:p>
                </text:list-item>
                <text:list-item>
                  <text:p text:style-name="P46">Only four digits program name in <text:s/><text:span text:style-name="T26">parenthesis</text:span></text:p>
                  <text:p text:style-name="P46">\([0-9]{4,4}\)</text:p>
                </text:list-item>
                <text:list-item>
                  <text:p text:style-name="P46">to match <text:span text:style-name="T26">parenthesis </text:span></text:p>
                  <text:p text:style-name="P46">\( some text \)</text:p>
                </text:list-item>
                <text:list-item>
                  <text:p text:style-name="P46">to match letters </text:p>
                  <text:p text:style-name="P46">[A-Z]{min amount, max amount} e.g. [A-Z]{1, 10} match minimum one letter and maximum 10</text:p>
                </text:list-item>
                <text:list-item>
                  <text:p text:style-name="P46">to match letters, digits and other characters</text:p>
                  <text:p text:style-name="P46">[A-Z0-9,;-]{min amount, max amount} e.g. [A-Z]{2, 5} match minimum two letters and/or digits and/or ,;- and maximum 5</text:p>
                </text:list-item>
                <text:list-item>
                  <text:p text:style-name="P46">to match some text</text:p>
                  <text:p text:style-name="P46">(ABC|DEF) matches text ABC or DEF</text:p>
                </text:list-item>
                <text:list-item>
                  <text:p text:style-name="P47">In EdytorNC you can test regular expression in menu Tools →function Clean up</text:p>
                </text:list-item>
                <text:list-item>
                  <text:p text:style-name="P12"><text:a xlink:type="simple" xlink:href="http://doc.qt.io/qt-5/qregexp.html" text:style-name="Internet_20_link" text:visited-style-name="Visited_20_Internet_20_Link"><text:span text:style-name="T28">More information about Qt5 regular expression</text:span></text:a></text:p>
                </text:list-item>
                <text:list-item>
                  <text:p text:style-name="P48">colon character (:) is always replaced by letter 'O'</text:p>
                </text:list-item>
                <text:list-item>
                  <text:p text:style-name="P49">( ) [ ] , * ; <text:s/>characters are removed from detected file name</text:p>
                </text:list-item>
              </text:list>
              <text:p text:style-name="P11"/>
            </text:list-item>
            <text:list-item>
              <text:p text:style-name="P10"><text:span text:style-name="T2">Use program name extension as file extension</text:span> – <text:span text:style-name="T23">I</text:span>f detected file name contains "extension" (e.g. <text:span text:style-name="T19">MPF</text:span> in %_N_PR25475002_MPF, <text:span text:style-name="T19">MIN</text:span> in $O0004.MIN% or <text:span text:style-name="T19">MPF</text:span> in %MPF456...) it will be used as extension of saved file. Setting "<text:span text:style-name="T1">Default</text:span> extension" will be ignored.</text:p>
              <text:p text:style-name="P50"/>
            </text:list-item>
            <text:list-item>
              <text:p text:style-name="P10"><text:span text:style-name="T2">Remove letters from file name</text:span> – Letters in detected file name will be removed (only digits will be left). If in result file name becomes empty, version with letters will be used.</text:p>
              <text:p text:style-name="P10"/>
            </text:list-item>
            <text:list-item>
              <text:p text:style-name="P11"><text:span text:style-name="T4">Change file name to lower case</text:span> – <text:span text:style-name="T1">Letters in file name will be in lower case (useful for case sensitive file systems).</text:span></text:p>
              <text:p text:style-name="P11"/>
            </text:list-item>
            <text:list-item>
              <text:p text:style-name="P13"><text:span text:style-name="T2">Append extension at end</text:span> – If detected file name contains "extension" (e.g. <text:span text:style-name="T19">MPF</text:span> in %_N_PR25475002_MPF, <text:span text:style-name="T19">MIN</text:span> in $O0004.MIN% or <text:span text:style-name="T19">MPF</text:span> in <text:s/>%MPF456...) it will be used as part of file name. At end of the file name after character '_' <text:s/>(e.g. O0004_MIN.nc). <text:span text:style-name="T1">Default</text:span> file extension will be used.</text:p>
              <text:p text:style-name="P13"/>
            </text:list-item>
            <text:list-item>
              <text:p text:style-name="P13"><text:span text:style-name="T5">Split programs</text:span> – <text:span text:style-name="T23">If received data will contain more than one CNC program they will be saved in independent files. Data loss can happened if detection of program name fails.</text:span></text:p>
              <text:p text:style-name="P13"/>
            </text:list-item>
            <text:list-item>
              <text:p text:style-name="P13"><text:span text:style-name="T6">Create backup if file exists</text:span> – <text:span text:style-name="T26">If save path already contains saved file, old file will be </text:span><text:soft-page-break/><text:span text:style-name="T26">renamed to *.bak </text:span></text:p>
              <text:p text:style-name="P13"/>
            </text:list-item>
            <text:list-item>
              <text:p text:style-name="P14"><text:span text:style-name="T6">Create log file</text:span> – <text:span text:style-name="T26">Some debug information will be saved to file. File will be created in “Save path” with name “Settings name”_serial_log.txt</text:span></text:p>
              <text:p text:style-name="P14"/>
            </text:list-item>
            <text:list-item>
              <text:p text:style-name="P14"><text:span text:style-name="T6">Write data to log file</text:span> – <text:span text:style-name="T37">Received data will be saved in log file.</text:span></text:p>
            </text:list-item>
          </text:list>
        </text:list-item>
      </text:list>
      <text:p text:style-name="P1"/>
      <text:p text:style-name="P1"/>
      <text:p text:style-name="P1"/>
      <text:list xml:id="list160444180367687" text:continue-numbering="true" text:style-name="L1">
        <text:list-item>
          <text:p text:style-name="P16">File server</text:p>
          <text:p text:style-name="P18"/>
          <text:p text:style-name="P36">With file server you can download CNC program to machine and/or save it into computer remotely. <text:span text:style-name="T40">Auto save must be enabled to use File server function.</text:span></text:p>
          <text:p text:style-name="P36">How this works:</text:p>
          <text:list>
            <text:list-item>
              <text:list>
                <text:list-item>
                  <text:list>
                    <text:list-item>
                      <text:p text:style-name="P36">In CNC control create small program “Caller”, for example (Fanuc) O5555 in parenthesis write program number that you want download to CNC</text:p>
                      <text:p text:style-name="P36">%</text:p>
                      <text:p text:style-name="P36">:5555</text:p>
                      <text:p text:style-name="P36">(O4568)</text:p>
                      <text:p text:style-name="P36">M30</text:p>
                      <text:p text:style-name="P36">% </text:p>
                    </text:list-item>
                    <text:list-item>
                      <text:p text:style-name="P36">Send (punch) this program to computer, <text:span text:style-name="T38">in response computer will send you requested program.</text:span></text:p>
                    </text:list-item>
                    <text:list-item>
                      <text:p text:style-name="P36">As soon as possible, set CNC to receiving mode (Read), after few seconds <text:span text:style-name="T40">(Receiving time out plus Start sending after)</text:span> you should see incoming transmission <text:span text:style-name="T37">with program O4568</text:span>.</text:p>
                    </text:list-item>
                    <text:list-item>
                      <text:p text:style-name="P36">Any time you can also send CNC program to computer, it will be saved.</text:p>
                    </text:list-item>
                  </text:list>
                </text:list-item>
              </text:list>
            </text:list-item>
          </text:list>
          <text:p text:style-name="P36"/>
          <text:list text:continue-numbering="true">
            <text:list-item>
              <text:p text:style-name="P20"><text:span text:style-name="T15">Caller file name</text:span> <text:span text:style-name="T29">– </text:span><text:span text:style-name="T30">File name without extension of the program used to initiate transmission</text:span><text:span text:style-name="T29">. </text:span><text:span text:style-name="T33">Caller file name is always detected using build-in name detection.</text:span></text:p>
              <text:p text:style-name="P35"/>
            </text:list-item>
            <text:list-item>
              <text:p text:style-name="P15"><text:span text:style-name="T7">Search for file name</text:span><text:span text:style-name="T18"> </text:span><text:span text:style-name="T32">– </text:span><text:a xlink:type="simple" xlink:href="http://doc.qt.io/qt-5/qregexp.html" text:style-name="Internet_20_link" text:visited-style-name="Visited_20_Internet_20_Link"><text:span text:style-name="T30">Regular expression</text:span></text:a> <text:span text:style-name="T37">used to find file name which will be sent back to CNC</text:span></text:p>
              <text:p text:style-name="P47">Examples:</text:p>
              <text:list>
                <text:list-item>
                  <text:p text:style-name="P47">Match, zero or one letter 'O' or colon four digits, zero or one dot and zero or one text NC or CNC <text:s/>in parenthesis</text:p>
                  <text:p text:style-name="P47">\((O|:){0,1}[0-9]{4,4}(\.){0,1}(NC|CNC){0,1}\) <text:span text:style-name="T38">e.g. O7582, O4589.NC, 8526, 1234.CNC</text:span></text:p>
                </text:list-item>
                <text:list-item>
                  <text:p text:style-name="P47">In EdytorNC you can test regular expression in menu Tools →function Clean up</text:p>
                </text:list-item>
                <text:list-item>
                  <text:p text:style-name="P49">colon character (:) is always replaced by letter 'O'</text:p>
                </text:list-item>
                <text:list-item>
                  <text:p text:style-name="P49">( ) [ ] , * ; <text:s/>characters are removed from detected file name</text:p>
                </text:list-item>
              </text:list>
              <text:p text:style-name="P47"/>
              <text:p text:style-name="P37"/>
            </text:list-item>
            <text:list-item>
              <text:p text:style-name="P21"><text:span text:style-name="T15">Search path 1,2,3</text:span><text:span text:style-name="T31"> – </text:span><text:span text:style-name="T33">F</text:span><text:span text:style-name="T30">olders to look for files to send. </text:span><text:span text:style-name="T33">First is checked path 1 then 2 and last path 3.</text:span></text:p>
              <text:p text:style-name="P38"/>
            </text:list-item>
            <text:list-item>
              <text:p text:style-name="P19"><text:span text:style-name="T16">Extension</text:span> <text:span text:style-name="T29">– </text:span><text:span text:style-name="T33">If found file name will not contain extension this extension will be used.</text:span></text:p>
              <text:p text:style-name="P39"/>
            </text:list-item>
            <text:list-item>
              <text:p text:style-name="P19"><text:span text:style-name="T16">Reconnect time</text:span><text:span text:style-name="T30"> – </text:span><text:span text:style-name="T33">If serial port will not be open, try to open it after this time. </text:span><text:span text:style-name="T35">Set maximum value (300) to disable this timer.</text:span></text:p>
              <text:p text:style-name="P39"/>
            </text:list-item>
          </text:list>
        </text:list-item>
      </text:list>
      <text:p text:style-name="P6"><text:soft-page-break/>“Caller” program for Fanuc CNC:</text:p>
      <text:list xml:id="list160445042939540" text:continue-numbering="true" text:style-name="L1">
        <text:list-header>
          <text:p text:style-name="P54">%</text:p>
          <text:p text:style-name="P54">:5555</text:p>
          <text:p text:style-name="P54">(O4568)</text:p>
          <text:p text:style-name="P54">M30</text:p>
          <text:p text:style-name="P55">% </text:p>
        </text:list-header>
      </text:list>
      <text:p text:style-name="P6">Some settings should be:</text:p>
      <text:p text:style-name="P6">File server:</text:p>
      <text:p text:style-name="P9">Caller file name: O5555</text:p>
      <text:p text:style-name="P9">Search for file name: <text:span text:style-name="T37">\((O|:){0,1}[0-9]{4,4}(\.){0,1}(NC|CNC){0,1}\)</text:span></text:p>
      <text:p text:style-name="P6">Options – receiving:</text:p>
      <text:p text:style-name="P9">Time out: 3-5s</text:p>
      <text:p text:style-name="P6">Options – sending:</text:p>
      <text:p text:style-name="P9">Start sending after: about 10s (time for operator to set CNC into receiving mode (Read))</text:p>
      <text:p text:style-name="P9">or</text:p>
      <text:p text:style-name="P6">Set Wait for CTC or XON</text:p>
      <text:p text:style-name="P6"/>
      <text:p text:style-name="P6"/>
      <text:p text:style-name="P7">For more help:</text:p>
      <text:p text:style-name="P7"><text:a xlink:type="simple" xlink:href="https://plus.google.com/communities/117267107585407507443" text:style-name="Internet_20_link" text:visited-style-name="Visited_20_Internet_20_Link">https://plus.google.com/communities/117267107585407507443</text:a></text:p>
      <text:p text:style-name="P53"><text:a xlink:type="simple" xlink:href="http://sourceforge.net/projects/edytornc" text:style-name="Internet_20_link" text:visited-style-name="Visited_20_Internet_20_Link"><text:span text:style-name="T36">http://sourceforge.net/projects/edytornc</text:span></text:a></text:p>
      <text:p text:style-name="P7"/>
      <text:p text:style-name="P3"/>
      <text:p text:style-name="P3"/>
      <text:p text:style-name="P3"/>
      <text:p text:style-name="P3"/>
      <text:p text:style-name="P5"><text:span text:style-name="T20"><text:s/></text:span><text:span text:style-name="T41">*</text:span><text:span text:style-name="T20"> <text:s text:c="2"/></text:span><text:span text:style-name="T41">This</text:span><text:span text:style-name="T20"> </text:span><text:span text:style-name="T41">file</text:span><text:span text:style-name="T20"> </text:span><text:span text:style-name="T41">is</text:span><text:span text:style-name="T20"> </text:span><text:span text:style-name="T41">part</text:span><text:span text:style-name="T20"> </text:span><text:span text:style-name="T41">of</text:span><text:span text:style-name="T20"> </text:span><text:span text:style-name="T41">EdytorNC.</text:span><text:span text:style-name="T20"> <text:s text:c="39"/></text:span><text:span text:style-name="T41">*</text:span></text:p>
      <text:p text:style-name="P4"><text:span text:style-name="T20"><text:s/></text:span><text:span text:style-name="T41">*</text:span><text:span text:style-name="T20"> <text:s text:c="72"/></text:span><text:span text:style-name="T41">*</text:span></text:p>
      <text:p text:style-name="P4"><text:span text:style-name="T20"><text:s/></text:span><text:span text:style-name="T41">*</text:span><text:span text:style-name="T20"> <text:s text:c="2"/></text:span><text:span text:style-name="T41">EdytorNC</text:span><text:span text:style-name="T20"> </text:span><text:span text:style-name="T41">is</text:span><text:span text:style-name="T20"> </text:span><text:span text:style-name="T41">free</text:span><text:span text:style-name="T20"> </text:span><text:span text:style-name="T41">software;</text:span><text:span text:style-name="T20"> </text:span><text:span text:style-name="T41">you</text:span><text:span text:style-name="T20"> </text:span><text:span text:style-name="T41">can</text:span><text:span text:style-name="T20"> </text:span><text:span text:style-name="T41">redistribute</text:span><text:span text:style-name="T20"> </text:span><text:span text:style-name="T41">it</text:span><text:span text:style-name="T20"> </text:span><text:span text:style-name="T41">and/or</text:span><text:span text:style-name="T20"> </text:span><text:span text:style-name="T41">modify</text:span><text:span text:style-name="T20"> <text:s text:c="5"/></text:span><text:span text:style-name="T41">*</text:span></text:p>
      <text:p text:style-name="P4"><text:span text:style-name="T20"><text:s/></text:span><text:span text:style-name="T41">*</text:span><text:span text:style-name="T20"> <text:s text:c="2"/></text:span><text:span text:style-name="T41">it</text:span><text:span text:style-name="T20"> </text:span><text:span text:style-name="T41">under</text:span><text:span text:style-name="T20"> </text:span><text:span text:style-name="T41">the</text:span><text:span text:style-name="T20"> </text:span><text:span text:style-name="T41">terms</text:span><text:span text:style-name="T20"> </text:span><text:span text:style-name="T41">of</text:span><text:span text:style-name="T20"> </text:span><text:span text:style-name="T41">the</text:span><text:span text:style-name="T20"> </text:span><text:span text:style-name="T41">GNU</text:span><text:span text:style-name="T20"> </text:span><text:span text:style-name="T41">General</text:span><text:span text:style-name="T20"> </text:span><text:span text:style-name="T41">Public</text:span><text:span text:style-name="T20"> </text:span><text:span text:style-name="T41">License</text:span><text:span text:style-name="T20"> </text:span><text:span text:style-name="T41">as</text:span><text:span text:style-name="T20"> </text:span><text:span text:style-name="T41">published</text:span><text:span text:style-name="T20"> </text:span><text:span text:style-name="T41">by</text:span><text:span text:style-name="T20"> <text:s/></text:span><text:span text:style-name="T41">*</text:span></text:p>
      <text:p text:style-name="P4"><text:span text:style-name="T20"><text:s/></text:span><text:span text:style-name="T41">*</text:span><text:span text:style-name="T20"> <text:s text:c="2"/></text:span><text:span text:style-name="T41">the</text:span><text:span text:style-name="T20"> </text:span><text:span text:style-name="T41">Free</text:span><text:span text:style-name="T20"> </text:span><text:span text:style-name="T41">Software</text:span><text:span text:style-name="T20"> </text:span><text:span text:style-name="T41">Foundation;</text:span><text:span text:style-name="T20"> </text:span><text:span text:style-name="T41">either</text:span><text:span text:style-name="T20"> </text:span><text:span text:style-name="T41">version</text:span><text:span text:style-name="T20"> </text:span><text:span text:style-name="T41">2</text:span><text:span text:style-name="T20"> </text:span><text:span text:style-name="T41">of</text:span><text:span text:style-name="T20"> </text:span><text:span text:style-name="T41">the</text:span><text:span text:style-name="T20"> </text:span><text:span text:style-name="T41">License,</text:span><text:span text:style-name="T20"> </text:span><text:span text:style-name="T41">or</text:span><text:span text:style-name="T20"> <text:s text:c="4"/></text:span><text:span text:style-name="T41">*</text:span></text:p>
      <text:p text:style-name="P4"><text:span text:style-name="T20"><text:s/></text:span><text:span text:style-name="T41">*</text:span><text:span text:style-name="T20"> <text:s text:c="2"/></text:span><text:span text:style-name="T41">(at</text:span><text:span text:style-name="T20"> </text:span><text:span text:style-name="T41">your</text:span><text:span text:style-name="T20"> </text:span><text:span text:style-name="T41">option)</text:span><text:span text:style-name="T20"> </text:span><text:span text:style-name="T41">any</text:span><text:span text:style-name="T20"> </text:span><text:span text:style-name="T41">later</text:span><text:span text:style-name="T20"> </text:span><text:span text:style-name="T41">version.</text:span><text:span text:style-name="T20"> <text:s text:c="34"/></text:span><text:span text:style-name="T41">*</text:span></text:p>
      <text:p text:style-name="P4"><text:span text:style-name="T20"><text:s/></text:span><text:span text:style-name="T41">*</text:span><text:span text:style-name="T20"> <text:s text:c="72"/></text:span><text:span text:style-name="T41">*</text:span></text:p>
      <text:p text:style-name="P4"><text:span text:style-name="T20"><text:s/></text:span><text:span text:style-name="T41">*</text:span><text:span text:style-name="T20"> <text:s text:c="2"/></text:span><text:span text:style-name="T41">This</text:span><text:span text:style-name="T20"> </text:span><text:span text:style-name="T41">program</text:span><text:span text:style-name="T20"> </text:span><text:span text:style-name="T41">is</text:span><text:span text:style-name="T20"> </text:span><text:span text:style-name="T41">distributed</text:span><text:span text:style-name="T20"> </text:span><text:span text:style-name="T41">in</text:span><text:span text:style-name="T20"> </text:span><text:span text:style-name="T41">the</text:span><text:span text:style-name="T20"> </text:span><text:span text:style-name="T41">hope</text:span><text:span text:style-name="T20"> </text:span><text:span text:style-name="T41">that</text:span><text:span text:style-name="T20"> </text:span><text:span text:style-name="T41">it</text:span><text:span text:style-name="T20"> </text:span><text:span text:style-name="T41">will</text:span><text:span text:style-name="T20"> </text:span><text:span text:style-name="T41">be</text:span><text:span text:style-name="T20"> </text:span><text:span text:style-name="T41">useful,</text:span><text:span text:style-name="T20"> <text:s text:c="6"/></text:span><text:span text:style-name="T41">*</text:span></text:p>
      <text:p text:style-name="P4"><text:span text:style-name="T20"><text:s/></text:span><text:span text:style-name="T41">*</text:span><text:span text:style-name="T20"> <text:s text:c="2"/></text:span><text:span text:style-name="T41">but</text:span><text:span text:style-name="T20"> </text:span><text:span text:style-name="T41">WITHOUT</text:span><text:span text:style-name="T20"> </text:span><text:span text:style-name="T41">ANY</text:span><text:span text:style-name="T20"> </text:span><text:span text:style-name="T41">WARRANTY;</text:span><text:span text:style-name="T20"> </text:span><text:span text:style-name="T41">without</text:span><text:span text:style-name="T20"> </text:span><text:span text:style-name="T41">even</text:span><text:span text:style-name="T20"> </text:span><text:span text:style-name="T41">the</text:span><text:span text:style-name="T20"> </text:span><text:span text:style-name="T41">implied</text:span><text:span text:style-name="T20"> </text:span><text:span text:style-name="T41">warranty</text:span><text:span text:style-name="T20"> </text:span><text:span text:style-name="T41">of</text:span><text:span text:style-name="T20"> <text:s text:c="7"/></text:span><text:span text:style-name="T41">*</text:span></text:p>
      <text:p text:style-name="P4"><text:span text:style-name="T20"><text:s/></text:span><text:span text:style-name="T41">*</text:span><text:span text:style-name="T20"> <text:s text:c="2"/></text:span><text:span text:style-name="T41">MERCHANTABILITY</text:span><text:span text:style-name="T20"> </text:span><text:span text:style-name="T41">or</text:span><text:span text:style-name="T20"> </text:span><text:span text:style-name="T41">FITNESS</text:span><text:span text:style-name="T20"> </text:span><text:span text:style-name="T41">FOR</text:span><text:span text:style-name="T20"> </text:span><text:span text:style-name="T41">A</text:span><text:span text:style-name="T20"> </text:span><text:span text:style-name="T41">PARTICULAR</text:span><text:span text:style-name="T20"> </text:span><text:span text:style-name="T41">PURPOSE.</text:span><text:span text:style-name="T20"> <text:s/></text:span><text:span text:style-name="T41">See</text:span><text:span text:style-name="T20"> </text:span><text:span text:style-name="T41">the</text:span><text:span text:style-name="T20"> <text:s text:c="8"/></text:span><text:span text:style-name="T41">*</text:span></text:p>
      <text:p text:style-name="P4"><text:span text:style-name="T20"><text:s/></text:span><text:span text:style-name="T41">*</text:span><text:span text:style-name="T20"> <text:s text:c="2"/></text:span><text:span text:style-name="T41">GNU</text:span><text:span text:style-name="T20"> </text:span><text:span text:style-name="T41">General</text:span><text:span text:style-name="T20"> </text:span><text:span text:style-name="T41">Public</text:span><text:span text:style-name="T20"> </text:span><text:span text:style-name="T41">License</text:span><text:span text:style-name="T20"> </text:span><text:span text:style-name="T41">for</text:span><text:span text:style-name="T20"> </text:span><text:span text:style-name="T41">more</text:span><text:span text:style-name="T20"> </text:span><text:span text:style-name="T41">details.</text:span><text:span text:style-name="T20"> <text:s text:c="25"/></text:span><text:span text:style-name="T41">*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0T19:58:38.126411276</meta:creation-date>
    <dc:date>2015-09-12T16:04:42.955455460</dc:date>
    <meta:editing-duration>PT3H7M44S</meta:editing-duration>
    <meta:editing-cycles>11</meta:editing-cycles>
    <meta:generator>LibreOffice/4.3.7.2$Linux_X86_64 LibreOffice_project/430m0$Build-2</meta:generator>
    <meta:document-statistic meta:table-count="0" meta:image-count="0" meta:object-count="0" meta:page-count="5" meta:paragraph-count="180" meta:word-count="1485" meta:character-count="8725" meta:non-whitespace-character-count="7132"/>
  </office:meta>
</office:document-meta>
</file>